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444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TM2" style:list-style-name="LFO1" style:family="paragraph">
      <style:paragraph-properties fo:margin-bottom="0.0402in"/>
    </style:style>
    <style:style style:name="T3" style:parent-style-name="Policepardéfau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4" style:parent-style-name="TM2" style:list-style-name="LFO1" style:family="paragraph">
      <style:paragraph-properties fo:margin-bottom="0.0402in"/>
    </style:style>
    <style:style style:name="P5" style:parent-style-name="TM2" style:list-style-name="LFO1" style:family="paragraph">
      <style:paragraph-properties fo:margin-bottom="0.0402in"/>
    </style:style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Normal" style:family="paragraph">
      <style:text-properties fo:font-size="14pt" style:font-size-asian="14pt"/>
    </style:style>
  </office:automatic-styles>
  <office:body>
    <office:text text:use-soft-page-breaks="true">
      <text:p text:style-name="P1">Fichier à rendre<text:s/></text:p>
      <text:list text:style-name="LFO1" text:continue-numbering="true">
        <text:list-item>
          <text:p text:style-name="P2">Un rapport<text:s/>de<text:s/>spécifications détaillé qui<text:s/><text:span text:style-name="T3">justifiera</text:span><text:s/>vos choix techniques<text:s/></text:p>
        </text:list-item>
        <text:list-item>
          <text:p text:style-name="P4">Les procédures d’installation et de<text:s/>configurations des serveurs</text:p>
        </text:list-item>
        <text:list-item>
          <text:p text:style-name="P5">Le plan de reprise d’activité du site WEB de e-commerce.</text:p>
        </text:list-item>
        <text:list-item>
          <text:p text:style-name="P6">Tous les scripts mis en place (en précisant bien leur rôle et comment ils sont intégrés aux serveurs qui les hébergent).</text:p>
        </text:list-item>
      </text:list>
      <text:p text:style-name="Paragraphedeliste"/>
      <text:p text:style-name="Paragraphedeliste">Le<text:s/>chef de projet<text:s/>devra fournir<text:s/>en complément<text:s/>le planning prévisionnel ainsi que le planning réellement effectué.<text:s/></text:p>
      <text:p text:style-name="Paragraphedeliste"><text:s/>Une synthèse des problèmes rencontrés (TOHE)<text:s/>et comment ils ont été surmontés.<text:s/>Un bilan de projet indiquant clairement les écarts<text:s/>par rapport à ce qui était attendu et les explications/alternatives proposées.<text:s/></text:p>
      <text:p text:style-name="Paragraphedeliste"/>
      <text:p text:style-name="Paragraphedeliste"><text:s/>De la même façon, un bilan personnel de chaque membre de l’équipe devra être fait.</text:p>
      <text:p text:style-name="Paragraphedeliste">R :<text:s/></text:p>
      <text:p text:style-name="Paragraphedeliste">C :</text:p>
      <text:p text:style-name="Paragraphedeliste">P :</text:p>
      <text:p text:style-name="Paragraphedeliste"/>
      <text:list text:style-name="LFO1" text:continue-numbering="true">
        <text:list-item>
          <text:p text:style-name="P7">Les documents seront à rendre dans une archive au format ZIP (les documents rédigés seront au format PDF),<text:s/>la veille de la soutenance.</text:p>
        </text:list-item>
      </text:list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text-align="justify" fo:margin-bottom="0.1388in" fo:line-height="105%" fo:margin-left="0.5in">
        <style:tab-stops/>
      </style:paragraph-properties>
      <style:text-properties style:font-name-asian="Times New Roman" style:font-name-complex="Times New Roman" fo:font-size="12pt" style:font-size-asian="12pt" fo:hyphenate="false"/>
    </style:style>
    <style:style style:name="TM2" style:display-name="TM 2" style:family="paragraph" style:parent-style-name="Normal" style:next-style-name="Normal" style:auto-update="true">
      <style:paragraph-properties fo:text-align="justify" fo:margin-bottom="0.0694in" fo:line-height="105%" fo:margin-left="0.1527in">
        <style:tab-stops/>
      </style:paragraph-properties>
      <style:text-properties style:font-name-asian="Times New Roman" style:font-name-complex="Times New Roman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444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8-02-09T15:25:00Z</meta:creation-date>
    <dc:date>2018-02-09T15:28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38" meta:character-count="896" meta:row-count="6" meta:non-whitespace-character-count="759"/>
  </office:meta>
</office:document-meta>
</file>